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9fe4" officeooo:paragraph-rsid="00069fe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9fe4" officeooo:paragraph-rsid="00069fe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69fe4" officeooo:paragraph-rsid="00069fe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94074" officeooo:paragraph-rsid="0009407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94074" officeooo:paragraph-rsid="0009407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4074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Sea X una variable aleatoria con función de densidad</text:p>
      <text:p text:style-name="P2"><draw:frame draw:style-name="fr1" draw:name="Objeto1" text:anchor-type="as-char" svg:y="-0.679cm" svg:width="4.909cm" svg:height="1.26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Sabiendo que <draw:frame draw:style-name="fr1" draw:name="Objeto2" text:anchor-type="as-char" svg:y="-0.619cm" svg:width="3.32cm" svg:height="0.998cm" draw:z-index="1"><draw:object xlink:href="./Object 2" xlink:type="simple" xlink:show="embed" xlink:actuate="onLoad"/><draw:image xlink:href="./ObjectReplacements/Object 2" xlink:type="simple" xlink:show="embed" xlink:actuate="onLoad"/></draw:frame>, determinar k1, k2, y deducir su función de distribución.</text:p>
      <text:p text:style-name="P3"/>
      <text:p text:style-name="P3"><draw:frame draw:style-name="fr1" draw:name="Objeto3" text:anchor-type="as-char" svg:y="-0.979cm" svg:width="4.909cm" svg:height="1.8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text:span text:style-name="T1">fuera de los límites se sobreentiende que es 0.</text:span></text:p>
      <text:p text:style-name="P3"><text:span text:style-name="T1"/></text:p>
      <text:p text:style-name="P2"><text:span text:style-name="T1"><draw:frame draw:style-name="fr1" draw:name="Objeto4" text:anchor-type="as-char" svg:y="-0.386cm" svg:width="3.42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"><text:span text:style-name="T1"/></text:p>
      <text:p text:style-name="P2"><text:span text:style-name="T1"><draw:frame draw:style-name="fr1" draw:name="Objeto5" text:anchor-type="as-char" svg:y="-0.743cm" svg:width="12.598cm" svg:height="1.198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"><text:span text:style-name="T1"/></text:p>
      <text:p text:style-name="P2"><text:span text:style-name="T1"><draw:frame draw:style-name="fr1" draw:name="Objeto6" text:anchor-type="as-char" svg:y="-0.785cm" svg:width="8.714cm" svg:height="1.215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5"><text:span text:style-name="T1"/></text:p>
      <text:p text:style-name="P2"><text:span text:style-name="T1"><draw:frame draw:style-name="fr1" draw:name="Objeto7" text:anchor-type="as-char" svg:y="-0.785cm" svg:width="11.363cm" svg:height="1.2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p>
      <text:p text:style-name="P2"><text:span text:style-name="T1"/></text:p>
      <text:p text:style-name="P3"><text:span text:style-name="T1"><text:tab/></text:span><text:span text:style-name="T2">Tenemos dos ecuaciones con dos incógnitas, por tanto, podemos obtener k1 y k2 para hacer que f sea una función de densidad:</text:span></text:p>
      <text:p text:style-name="P3"><text:span text:style-name="T2"/></text:p>
      <text:p text:style-name="P2"><text:span text:style-name="T2"><draw:frame draw:style-name="fr1" draw:name="Objeto8" text:anchor-type="as-char" svg:y="-0.619cm" svg:width="4.57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"><text:span text:style-name="T2"/></text:p>
      <text:p text:style-name="P4"><text:span text:style-name="T1"><text:tab/>Ahora procederemos al cálculo de la función de distribución: </text:span><text:span text:style-name="T1"><draw:frame draw:style-name="fr1" draw:name="Objeto9" text:anchor-type="as-char" svg:y="-0.386cm" svg:width="1.755cm" svg:height="0.508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4"><text:span text:style-name="T1"/></text:p>
      <text:p text:style-name="P5"><text:span text:style-name="T1"><draw:frame draw:style-name="fr1" draw:name="Objeto10" text:anchor-type="as-char" svg:y="-0.386cm" svg:width="1.961cm" svg:height="0.508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4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0:07:14.265333642</meta:creation-date>
    <meta:generator>LibreOffice/6.0.7.3$Linux_X86_64 LibreOffice_project/00m0$Build-3</meta:generator>
    <dc:date>2020-05-15T10:53:57.016424758</dc:date>
    <meta:editing-duration>PT15M13S</meta:editing-duration>
    <meta:editing-cycles>3</meta:editing-cycles>
    <meta:document-statistic meta:table-count="0" meta:image-count="0" meta:object-count="10" meta:page-count="2" meta:paragraph-count="12" meta:word-count="62" meta:character-count="359" meta:non-whitespace-character-count="299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text> </mtext>
        <mo stretchy="false">=</mo>
        <mtext> </mtext>
      </mrow>
      <mrow>
        <mo fence="true" stretchy="true">{</mo>
        <mrow>
          <mtable>
            <mtr>
              <mtd>
                <mrow>
                  <msub>
                    <mi>k</mi>
                    <mn>1</mn>
                  </msub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space width="2em"/>
                  <mrow>
                    <mn>0</mn>
                    <mo stretchy="false">≤</mo>
                    <mi>x</mi>
                    <mo stretchy="false">≤</mo>
                    <mn>4</mn>
                  </mrow>
                </mrow>
              </mtd>
            </mtr>
            <mtr>
              <mtd>
                <mrow>
                  <mrow>
                    <msub>
                      <mi>k</mi>
                      <mn>2</mn>
                    </msub>
                    <mo stretchy="false">⋅</mo>
                    <msup>
                      <mi>x</mi>
                      <mn>2</mn>
                    </msup>
                  </mrow>
                  <mspace width="2em"/>
                  <mrow>
                    <mn>4</mn>
                    <mo stretchy="false">&lt;</mo>
                    <mi>x</mi>
                    <mo stretchy="false">≤</mo>
                    <mn>6</mn>
                  </mrow>
                </mrow>
              </mtd>
            </mtr>
          </mtable>
        </mrow>
      </mrow>
    </mrow>
    <annotation encoding="StarMath 5.0">f(x)" "=" " left lbrace stack{k_1(x+1)~0&lt;=x&lt;=4#k_2cdot x^2~4&lt;x&lt;=6} right none</annotation>
  </semantics>
</math>
</file>

<file path=Object 10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text> </mtext>
        <mo stretchy="false">=</mo>
        <mtext> </mtext>
      </mrow>
      <mrow/>
    </mrow>
    <annotation encoding="StarMath 5.0">F(x)" "=" " left lbrace stack{0~x&lt;0#int from 0 to 4 f(x) dx~0&lt;=x&lt;4#int from} right none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row>
            <mn>0</mn>
            <mo stretchy="false">≤</mo>
            <mi>X</mi>
            <mo stretchy="false">≤</mo>
            <mn>4</mn>
          </mrow>
        </mrow>
        <mo fence="true" stretchy="false">)</mo>
      </mrow>
      <mrow>
        <mtext> </mtext>
        <mo stretchy="false">=</mo>
        <mtext> </mtext>
      </mrow>
      <mfrac>
        <mn>2</mn>
        <mn>3</mn>
      </mfrac>
    </mrow>
    <annotation encoding="StarMath 5.0">P( 0&lt;=X&lt;=4 )" "=" "2 over 3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text> </mtext>
        <mo stretchy="false">=</mo>
        <mtext> </mtext>
      </mrow>
      <mrow>
        <mo fence="true" stretchy="true">{</mo>
        <mrow>
          <mtable>
            <mtr>
              <mtd>
                <mrow>
                  <msub>
                    <mi>k</mi>
                    <mn>1</mn>
                  </msub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space width="2em"/>
                  <mrow>
                    <mn>0</mn>
                    <mo stretchy="false">≤</mo>
                    <mi>x</mi>
                    <mo stretchy="false">≤</mo>
                    <mn>4</mn>
                  </mrow>
                </mrow>
              </mtd>
            </mtr>
            <mtr>
              <mtd>
                <mrow>
                  <mrow>
                    <msub>
                      <mi>k</mi>
                      <mn>2</mn>
                    </msub>
                    <mo stretchy="false">⋅</mo>
                    <msup>
                      <mi>x</mi>
                      <mn>2</mn>
                    </msup>
                  </mrow>
                  <mspace width="2em"/>
                  <mrow>
                    <mn>4</mn>
                    <mo stretchy="false">&lt;</mo>
                    <mi>x</mi>
                    <mo stretchy="false">≤</mo>
                    <mn>6</mn>
                  </mrow>
                </mrow>
              </mtd>
            </mtr>
            <mtr>
              <mtd>
                <mrow>
                  <mn>0</mn>
                  <mspace width="2em"/>
                  <mi mathvariant="italic">en</mi>
                  <mi mathvariant="italic">otro</mi>
                  <mi mathvariant="italic">caso</mi>
                </mrow>
              </mtd>
            </mtr>
          </mtable>
        </mrow>
      </mrow>
    </mrow>
    <annotation encoding="StarMath 5.0">f(x)" "=" " left lbrace stack{k_1(x+1)~0&lt;=x&lt;=4#k_2cdot x^2~4&lt;x&lt;=6#0~en otro caso} right none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≥</mo>
        <mn>0</mn>
      </mrow>
      <mtext> </mtext>
      <mo stretchy="false">∀</mo>
      <mi>x</mi>
      <mrow>
        <mtext> </mtext>
        <mo stretchy="false">∈</mo>
        <mtext> </mtext>
      </mrow>
      <mi mathvariant="normal">ℝ</mi>
    </mrow>
    <annotation encoding="StarMath 5.0">f( x )&gt;=0 " "forall x" "in " " setR  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f</mi>
      </mrow>
      <mrow>
        <mo fence="true" stretchy="false">(</mo>
        <mrow>
          <mi>x</mi>
        </mrow>
        <mo fence="true" stretchy="false">)</mo>
      </mrow>
      <mi mathvariant="italic">dx</mi>
      <mrow>
        <mtext> </mtext>
        <mo stretchy="false">=</mo>
        <mtext> </mtext>
      </mrow>
      <mn>1</mn>
      <mtext> </mtext>
      <mo stretchy="false">⇒</mo>
      <mtext> </mtext>
      <mrow>
        <munderover>
          <mo stretchy="false">∫</mo>
          <mrow>
            <mo stretchy="false">−</mo>
            <mi mathvariant="normal">∞</mi>
          </mrow>
          <mn>0</mn>
        </munderover>
        <mn>0</mn>
      </mrow>
      <mi mathvariant="italic">dx</mi>
      <mrow>
        <mtext> </mtext>
        <mo stretchy="false">+</mo>
        <mn>2</mn>
      </mrow>
      <mtext> </mtext>
      <mrow>
        <munderover>
          <mo stretchy="false">∫</mo>
          <mn>0</mn>
          <mn>4</mn>
        </munderover>
        <msub>
          <mi>k</mi>
          <mn>1</mn>
        </msub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i mathvariant="italic">dx</mi>
      <mrow>
        <mtext> </mtext>
        <mo stretchy="false">+</mo>
        <mtext> </mtext>
      </mrow>
      <mrow>
        <mrow>
          <munderover>
            <mo stretchy="false">∫</mo>
            <mn>4</mn>
            <mn>6</mn>
          </munderover>
          <msub>
            <mi>k</mi>
            <mn>2</mn>
          </msub>
        </mrow>
        <mo stretchy="false">⋅</mo>
        <msup>
          <mi>x</mi>
          <mn>2</mn>
        </msup>
      </mrow>
      <mi mathvariant="italic">dx</mi>
      <mrow>
        <mtext> </mtext>
        <mo stretchy="false">+</mo>
        <mtext> </mtext>
      </mrow>
      <mrow>
        <munderover>
          <mo stretchy="false">∫</mo>
          <mn>6</mn>
          <mrow>
            <mo stretchy="false">+</mo>
            <mi mathvariant="normal">∞</mi>
          </mrow>
        </munderover>
        <mn>0</mn>
      </mrow>
      <mi mathvariant="italic">dx</mi>
      <mrow>
        <mtext> </mtext>
        <mo stretchy="false">=</mo>
        <mtext> </mtext>
      </mrow>
    </mrow>
    <annotation encoding="StarMath 5.0">int from{-infty} to{+infty} f( x )dx " "=" "1" "drarrow" "int from{-infty} to{0} 0dx " "+2" "int from{0} to{4} k_1(x+1)dx " "+" "int from{4} to{6} k_2 cdot x^2 dx" " +" "int from{6} to{+infty} 0dx " "=" "</annotation>
  </semantics>
</math>
</file>

<file path=Object 6/content.xml><?xml version="1.0" encoding="utf-8"?>
<math xmlns="http://www.w3.org/1998/Math/MathML" display="block">
  <semantics>
    <mrow>
      <mrow>
        <mtext> </mtext>
        <mo stretchy="false">=</mo>
        <mtext> </mtext>
      </mrow>
      <msub>
        <mi>k</mi>
        <mn>1</mn>
      </msub>
      <msubsup>
        <mrow>
          <mrow>
            <mrow>
              <mo fence="true" stretchy="false">(</mo>
              <mrow>
                <mrow>
                  <mfrac>
                    <msup>
                      <mi>x</mi>
                      <mn>2</mn>
                    </msup>
                    <mn>2</mn>
                  </mfrac>
                  <mo stretchy="false">+</mo>
                  <mi>x</mi>
                </mrow>
              </mrow>
              <mo fence="true" stretchy="false">)</mo>
            </mrow>
          </mrow>
          <mo fence="true" stretchy="true">|</mo>
        </mrow>
        <mn>0</mn>
        <mn>4</mn>
      </msubsup>
      <mrow>
        <mtext> </mtext>
        <mo stretchy="false">+</mo>
        <mtext> </mtext>
      </mrow>
      <mrow>
        <msub>
          <mi>k</mi>
          <mn>2</mn>
        </msub>
        <mo stretchy="false">⋅</mo>
        <msubsup>
          <mrow>
            <mrow>
              <mfrac>
                <msup>
                  <mi>x</mi>
                  <mn>3</mn>
                </msup>
                <mn>3</mn>
              </mfrac>
            </mrow>
            <mo fence="true" stretchy="true">|</mo>
          </mrow>
          <mn>4</mn>
          <mn>6</mn>
        </msubsup>
      </mrow>
      <mrow>
        <mtext> </mtext>
        <mo stretchy="false">=</mo>
        <mtext> </mtext>
      </mrow>
      <mn>12</mn>
      <msub>
        <mi>k</mi>
        <mn>1</mn>
      </msub>
      <mrow>
        <mtext> </mtext>
        <mo stretchy="false">+</mo>
        <mtext> </mtext>
      </mrow>
      <mfrac>
        <mn>152</mn>
        <mn>3</mn>
      </mfrac>
      <msub>
        <mi>k</mi>
        <mn>2</mn>
      </msub>
      <mrow>
        <mtext> </mtext>
        <mo stretchy="false">=</mo>
        <mtext> </mtext>
      </mrow>
      <mn>1</mn>
    </mrow>
    <annotation encoding="StarMath 5.0">" "=" "k_1 left none ( x^2 over 2 + x ) right lline_0^4" "+ " "k_2 cdot left none x^3 over 3 right lline_4^6" "=" "12k_1" "+" "152 over 3 k_2" "=" "1 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row>
            <mn>0</mn>
            <mo stretchy="false">≤</mo>
            <mi>X</mi>
            <mo stretchy="false">≤</mo>
            <mn>4</mn>
          </mrow>
        </mrow>
        <mo fence="true" stretchy="false">)</mo>
      </mrow>
      <mrow>
        <mtext> </mtext>
        <mo stretchy="false">=</mo>
        <mtext> </mtext>
      </mrow>
      <mfrac>
        <mn>2</mn>
        <mn>3</mn>
      </mfrac>
      <mrow>
        <mtext> </mtext>
        <mo stretchy="false">=</mo>
        <mtext> </mtext>
      </mrow>
      <mrow>
        <munderover>
          <mo stretchy="false">∫</mo>
          <mn>0</mn>
          <mn>4</mn>
        </munderover>
        <msub>
          <mi>k</mi>
          <mn>1</mn>
        </msub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i mathvariant="italic">dx</mi>
      <mrow>
        <mtext> </mtext>
        <mo stretchy="false">=</mo>
        <mtext> </mtext>
      </mrow>
      <msub>
        <mi>k</mi>
        <mn>1</mn>
      </msub>
      <msubsup>
        <mrow>
          <mrow>
            <mrow>
              <mo fence="true" stretchy="false">(</mo>
              <mrow>
                <mrow>
                  <mfrac>
                    <msup>
                      <mi>x</mi>
                      <mn>2</mn>
                    </msup>
                    <mn>2</mn>
                  </mfrac>
                  <mo stretchy="false">+</mo>
                  <mi>x</mi>
                </mrow>
              </mrow>
              <mo fence="true" stretchy="false">)</mo>
            </mrow>
          </mrow>
          <mo fence="true" stretchy="true">|</mo>
        </mrow>
        <mn>0</mn>
        <mn>4</mn>
      </msubsup>
      <mrow>
        <mtext> </mtext>
        <mo stretchy="false">=</mo>
        <mtext> </mtext>
      </mrow>
      <mn>12</mn>
      <msub>
        <mi>k</mi>
        <mn>1</mn>
      </msub>
      <mrow>
        <mtext> </mtext>
        <mo stretchy="false">=</mo>
        <mtext> </mtext>
      </mrow>
      <mfrac>
        <mn>2</mn>
        <mn>3</mn>
      </mfrac>
    </mrow>
    <annotation encoding="StarMath 5.0">P( 0&lt;=X&lt;=4 )" "=" "2 over 3" "=" " int from 0 to 4 k_1( x+1 )dx " "=" "k_1 left none ( x^2 over 2 +x ) right lline_0^4" "=" "12k_1" "=" "2 over 3</annotation>
  </semantics>
</math>
</file>

<file path=Object 8/content.xml><?xml version="1.0" encoding="utf-8"?>
<math xmlns="http://www.w3.org/1998/Math/MathML" display="block">
  <semantics>
    <mrow>
      <msub>
        <mi>k</mi>
        <mn>1</mn>
      </msub>
      <mrow>
        <mtext> </mtext>
        <mo stretchy="false">=</mo>
        <mtext> </mtext>
      </mrow>
      <mfrac>
        <mn>1</mn>
        <mn>18</mn>
      </mfrac>
      <mtext>         </mtext>
      <msub>
        <mi>k</mi>
        <mn>2</mn>
      </msub>
      <mrow>
        <mtext> </mtext>
        <mo stretchy="false">=</mo>
        <mtext> </mtext>
      </mrow>
      <mfrac>
        <mn>1</mn>
        <mn>152</mn>
      </mfrac>
    </mrow>
    <annotation encoding="StarMath 5.0">k_1" "=" "1 over 18"         " k_2" "=" "1 over 152</annotation>
  </semantics>
</math>
</file>

<file path=Object 9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i>x</mi>
          </mrow>
        </mrow>
        <mo fence="true" stretchy="false">)</mo>
      </mrow>
    </mrow>
    <annotation encoding="StarMath 5.0">P( X &lt;= x )</annotation>
  </semantics>
</math>
</file>